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700000187453E012D54F68F29.png" manifest:media-type="image/png"/>
  <manifest:file-entry manifest:full-path="Pictures/10000201000003690000009C641EE920A5BC04C8.png" manifest:media-type="image/png"/>
  <manifest:file-entry manifest:full-path="Pictures/1000020100000376000003641F2ECDE07E7465C2.png" manifest:media-type="image/png"/>
  <manifest:file-entry manifest:full-path="Pictures/10000201000003650000003539094520BBA1BC21.png" manifest:media-type="image/png"/>
  <manifest:file-entry manifest:full-path="Pictures/10000201000003440000012E1E9DE87340D60A30.png" manifest:media-type="image/png"/>
  <manifest:file-entry manifest:full-path="Pictures/1000020100000362000001E180DC292CDC2DA131.png" manifest:media-type="image/png"/>
  <manifest:file-entry manifest:full-path="Pictures/1000020100000367000001E54C0632592A608846.png" manifest:media-type="image/png"/>
  <manifest:file-entry manifest:full-path="Pictures/100002010000036500000275B11463E24C9C3F46.png" manifest:media-type="image/png"/>
  <manifest:file-entry manifest:full-path="Pictures/100002010000031F000001F0150D55E7449ED6EC.png" manifest:media-type="image/png"/>
  <manifest:file-entry manifest:full-path="Pictures/10000201000003610000037DA72586C2A4C3B741.png" manifest:media-type="image/png"/>
  <manifest:file-entry manifest:full-path="Pictures/10000201000003550000003BE4A9F97E38827192.png" manifest:media-type="image/png"/>
  <manifest:file-entry manifest:full-path="Pictures/100002010000036C000003179590618BAE06CF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图像2" text:anchor-type="paragraph" svg:x="0.026cm" svg:y="-1.429cm" svg:width="17cm" svg:height="9.442cm" draw:z-index="0"><draw:image xlink:href="Pictures/1000020100000362000001E180DC292CDC2DA131.png" xlink:type="simple" xlink:show="embed" xlink:actuate="onLoad" loext:mime-type="image/png"/></draw:frame><draw:frame draw:style-name="fr1" draw:name="图像3" text:anchor-type="paragraph" svg:x="-0.106cm" svg:y="8.144cm" svg:width="17cm" svg:height="6.14cm" draw:z-index="1"><draw:image xlink:href="Pictures/10000201000003440000012E1E9DE87340D60A30.png" xlink:type="simple" xlink:show="embed" xlink:actuate="onLoad" loext:mime-type="image/png"/></draw:frame><draw:frame draw:style-name="fr1" draw:name="图像4" text:anchor-type="paragraph" svg:x="-0.106cm" svg:y="14.282cm" svg:width="17cm" svg:height="12.305cm" draw:z-index="2"><draw:image xlink:href="Pictures/100002010000036500000275B11463E24C9C3F46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><draw:frame draw:style-name="fr2" draw:name="图像1" text:anchor-type="paragraph" svg:width="17cm" svg:height="9.465cm" draw:z-index="3"><draw:image xlink:href="Pictures/1000020100000367000001E54C0632592A608846.png" xlink:type="simple" xlink:show="embed" xlink:actuate="onLoad" loext:mime-type="image/png"/></draw:frame><draw:frame draw:style-name="fr1" draw:name="图像5" text:anchor-type="paragraph" svg:x="0cm" svg:y="9.463cm" svg:width="17cm" svg:height="10.553cm" draw:z-index="4"><draw:image xlink:href="Pictures/100002010000031F000001F0150D55E7449ED6EC.png" xlink:type="simple" xlink:show="embed" xlink:actuate="onLoad" loext:mime-type="image/png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图像6" text:anchor-type="paragraph" svg:width="17cm" svg:height="15.349cm" draw:z-index="5"><draw:image xlink:href="Pictures/100002010000036C000003179590618BAE06CFAC.png" xlink:type="simple" xlink:show="embed" xlink:actuate="onLoad" loext:mime-type="image/png"/></draw:frame><draw:frame draw:style-name="fr1" draw:name="图像7" text:anchor-type="paragraph" svg:x="0cm" svg:y="15.348cm" svg:width="17cm" svg:height="1.035cm" draw:z-index="6"><draw:image xlink:href="Pictures/10000201000003650000003539094520BBA1BC21.png" xlink:type="simple" xlink:show="embed" xlink:actuate="onLoad" loext:mime-type="image/png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图像12" text:anchor-type="paragraph" svg:x="-0.079cm" svg:y="0.187cm" svg:width="17cm" svg:height="1.175cm" draw:z-index="11"><draw:image xlink:href="Pictures/10000201000003550000003BE4A9F97E38827192.png" xlink:type="simple" xlink:show="embed" xlink:actuate="onLoad" loext:mime-type="image/png"/></draw:frame></text:p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><draw:frame draw:style-name="fr3" draw:name="图像8" text:anchor-type="paragraph" svg:width="17cm" svg:height="16.655cm" draw:z-index="7"><draw:image xlink:href="Pictures/1000020100000376000003641F2ECDE07E7465C2.png" xlink:type="simple" xlink:show="embed" xlink:actuate="onLoad" loext:mime-type="image/png"/></draw:frame><draw:frame draw:style-name="fr1" draw:name="图像9" text:anchor-type="paragraph" svg:x="-0.212cm" svg:y="16.653cm" svg:width="17cm" svg:height="3.037cm" draw:z-index="8"><draw:image xlink:href="Pictures/10000201000003690000009C641EE920A5BC04C8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><draw:frame draw:style-name="fr1" draw:name="图像10" text:anchor-type="paragraph" svg:x="0.185cm" svg:y="0.002cm" svg:width="17cm" svg:height="7.631cm" draw:z-index="9"><draw:image xlink:href="Pictures/100002010000036700000187453E012D54F68F29.png" xlink:type="simple" xlink:show="embed" xlink:actuate="onLoad" loext:mime-type="image/png"/></draw:frame><draw:frame draw:style-name="fr1" draw:name="图像11" text:anchor-type="paragraph" svg:x="0.37cm" svg:y="7.631cm" svg:width="17cm" svg:height="17.549cm" draw:z-index="10"><draw:image xlink:href="Pictures/10000201000003610000037DA72586C2A4C3B741.png" xlink:type="simple" xlink:show="embed" xlink:actuate="onLoad" loext:mime-type="image/png"/></draw:frame><text:soft-page-break/></text:p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1T10:01:39.996046269</dc:date>
    <meta:editing-duration>PT23H21M57S</meta:editing-duration>
    <meta:editing-cycles>3</meta:editing-cycles>
    <meta:generator>LibreOffice/6.0.6.2$Linux_X86_64 LibreOffice_project/00m0$Build-2</meta:generator>
    <meta:print-date>2019-03-21T10:00:57.516696321</meta:print-date>
    <meta:document-statistic meta:table-count="0" meta:image-count="12" meta:object-count="0" meta:page-count="6" meta:paragraph-count="0" meta:word-count="0" meta:character-count="0" meta:non-whitespace-character-count="0"/>
  </office:meta>
</office:document-meta>
</file>